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CB54CD863057BB60.png" manifest:media-type="image/png"/>
  <manifest:file-entry manifest:full-path="Pictures/100000000000073D0000039A1B4EEF47A9460EB7.png" manifest:media-type="image/png"/>
  <manifest:file-entry manifest:full-path="Pictures/100000000000073D0000039AE2B1AAC7A74AD7C4.png" manifest:media-type="image/png"/>
  <manifest:file-entry manifest:full-path="Pictures/100000000000073D0000039AE85492CEA2D5F25F.png" manifest:media-type="image/png"/>
  <manifest:file-entry manifest:full-path="Pictures/100000000000073D0000039AD3265BC7F189C3AD.png" manifest:media-type="image/png"/>
  <manifest:file-entry manifest:full-path="Pictures/100000000000073D0000039A7E2A3D1AF609FBC1.png" manifest:media-type="image/png"/>
  <manifest:file-entry manifest:full-path="Pictures/100000000000073D0000039A574C0BFC13995521.png" manifest:media-type="image/png"/>
  <manifest:file-entry manifest:full-path="Pictures/100000000000073D0000039A8F947589381D5A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912cm, 0cm, 15.83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43cm, 0cm, 16.41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191cm, 0cm, 16.04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16cm, 0cm, 16.15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49cm, 0cm, 13.90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68cm, 0cm, 16.00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077cm, 0cm, 15.16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22cm, 0cm, 16.2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71cm" svg:height="24.39cm" svg:x="1.255cm" svg:y="1.121cm">
          <draw:image xlink:href="Pictures/100000000000073D0000039AE2B1AAC7A74AD7C4.png" xlink:type="simple" xlink:show="embed" xlink:actuate="onLoad">
            <text:p/>
          </draw:image>
        </draw:frame>
        <draw:frame draw:style-name="gr2" draw:text-style-name="P1" draw:layer="layout" svg:width="16.763cm" svg:height="24.39cm" svg:x="21.575cm" svg:y="1.375cm">
          <draw:image xlink:href="Pictures/100000000000073D0000039A1B4EEF47A9460EB7.png" xlink:type="simple" xlink:show="embed" xlink:actuate="onLoad">
            <text:p/>
          </draw:image>
        </draw:frame>
        <draw:frame draw:style-name="gr3" draw:text-style-name="P1" draw:layer="layout" svg:width="17.779cm" svg:height="24.39cm" svg:x="41.768cm" svg:y="1.381cm">
          <draw:image xlink:href="Pictures/100000000000073D0000039AD3265BC7F189C3AD.png" xlink:type="simple" xlink:show="embed" xlink:actuate="onLoad">
            <text:p/>
          </draw:image>
        </draw:frame>
        <draw:frame draw:style-name="gr4" draw:text-style-name="P1" draw:layer="layout" svg:width="17.144cm" svg:height="24.39cm" svg:x="61.834cm" svg:y="1.248cm">
          <draw:image xlink:href="Pictures/100000000000073D0000039A7E2A3D1AF609FBC1.png" xlink:type="simple" xlink:show="embed" xlink:actuate="onLoad">
            <text:p/>
          </draw:image>
        </draw:frame>
        <draw:frame draw:style-name="gr5" draw:text-style-name="P1" draw:layer="layout" svg:width="20.065cm" svg:height="24.39cm" svg:x="1.128cm" svg:y="28.624cm">
          <draw:image xlink:href="Pictures/100000000000073D0000039A574C0BFC13995521.png" xlink:type="simple" xlink:show="embed" xlink:actuate="onLoad">
            <text:p/>
          </draw:image>
        </draw:frame>
        <draw:frame draw:style-name="gr6" draw:text-style-name="P1" draw:layer="layout" svg:width="17.144cm" svg:height="24.39cm" svg:x="21.067cm" svg:y="28.432cm">
          <draw:image xlink:href="Pictures/100000000000073D0000039A8F947589381D5A7C.png" xlink:type="simple" xlink:show="embed" xlink:actuate="onLoad">
            <text:p/>
          </draw:image>
        </draw:frame>
        <draw:frame draw:style-name="gr7" draw:text-style-name="P1" draw:layer="layout" svg:width="17.779cm" svg:height="24.39cm" svg:x="40.824cm" svg:y="28.559cm">
          <draw:image xlink:href="Pictures/100000000000073D0000039ACB54CD863057BB60.png" xlink:type="simple" xlink:show="embed" xlink:actuate="onLoad">
            <text:p/>
          </draw:image>
        </draw:frame>
        <draw:frame draw:style-name="gr8" draw:text-style-name="P1" draw:layer="layout" svg:width="17.161cm" svg:height="24.39cm" svg:x="61.706cm" svg:y="28.605cm">
          <draw:image xlink:href="Pictures/100000000000073D0000039AE85492CEA2D5F2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42:03.415743064</meta:creation-date>
    <dc:date>2019-04-07T09:46:03.395061119</dc:date>
    <meta:editing-duration>PT4M</meta:editing-duration>
    <meta:editing-cycles>1</meta:editing-cycles>
    <meta:document-statistic meta:object-count="8"/>
    <meta:generator>LibreOffice/6.0.7.3$Linux_X86_64 LibreOffice_project/00m0$Build-3</meta:generator>
  </office:meta>
</office:document-meta>
</file>